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beration Serif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fo:font-family="'Liberation Serif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family="'Liberation Serif'" style:font-family-generic="roman" style:font-pitch="variable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87cm" svg:height="0.87cm" svg:x="5.086cm" svg:y="4.424cm">
          <text:p text:style-name="P1"><text:span text:style-name="T1">x</text:span><text:span text:style-name="T2">8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0.87cm" svg:height="0.87cm" svg:x="5.585cm" svg:y="2.923cm">
          <text:p text:style-name="P1"><text:span text:style-name="T1">x</text:span><text:span text:style-name="T2">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0.87cm" svg:height="0.87cm" svg:x="7.184cm" svg:y="2.722cm">
          <text:p text:style-name="P1"><text:span text:style-name="T1">x</text:span><text:span text:style-name="T2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0.87cm" svg:height="0.87cm" svg:x="6.861cm" svg:y="4.556cm">
          <text:p text:style-name="P1"><text:span text:style-name="T1">x</text:span><text:span text:style-name="T2">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0.87cm" svg:height="0.87cm" svg:x="11.085cm" svg:y="3.723cm">
          <text:p text:style-name="P1"><text:span text:style-name="T1">x</text:span><text:span text:style-name="T2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0.87cm" svg:height="0.87cm" svg:x="12.384cm" svg:y="3.222cm">
          <text:p text:style-name="P1"><text:span text:style-name="T1">x</text:span><text:span text:style-name="T2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0.87cm" svg:height="0.87cm" svg:x="13.383cm" svg:y="5.121cm">
          <text:p text:style-name="P1"><text:span text:style-name="T1">x</text:span><text:span text:style-name="T2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0.87cm" svg:height="0.87cm" svg:x="14.56cm" svg:y="4.555cm">
          <text:p text:style-name="P1"><text:span text:style-name="T1">x</text:span><text:span text:style-name="T2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0.87cm" svg:height="0.87cm" svg:x="11.484cm" svg:y="4.922cm">
          <text:p text:style-name="P1"><text:span text:style-name="T1">x</text:span><text:span text:style-name="T2">9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radial" draw:cx="50%" draw:cy="50%" draw:start-color="#ffffff" draw:end-color="#0000ff" draw:start-intensity="100%" draw:end-intensity="100%" draw:border="0%"/>
    <draw:gradient draw:name="zul" draw:style="radial" draw:cx="0%" draw:cy="0%" draw:start-color="#ffffff" draw:end-color="#0000ff" draw:start-intensity="100%" draw:end-intensity="100%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18T15:17:29</meta:creation-date>
    <dc:date>2014-12-18T17:41:23</dc:date>
    <meta:editing-duration>PT2H8M44S</meta:editing-duration>
    <meta:editing-cycles>3</meta:editing-cycles>
    <meta:generator>LibreOffice/3.5$Linux_X86_64 LibreOffice_project/350m1$Build-2</meta:generator>
    <meta:document-statistic meta:object-count="9"/>
  </office:meta>
</office:document-meta>
</file>